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4861in" style:rel-column-width="4759*"/>
    </style:style>
    <style:style style:name="Таблица1.B" style:family="table-column">
      <style:table-column-properties style:column-width="0.9257in" style:rel-column-width="9063*"/>
    </style:style>
    <style:style style:name="Таблица1.C" style:family="table-column">
      <style:table-column-properties style:column-width="1.6438in" style:rel-column-width="16094*"/>
    </style:style>
    <style:style style:name="Таблица1.D" style:family="table-column">
      <style:table-column-properties style:column-width="3.6375in" style:rel-column-width="35619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C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31in" table:align="margins"/>
    </style:style>
    <style:style style:name="Таблица5.A" style:family="table-column">
      <style:table-column-properties style:column-width="0.7063in" style:rel-column-width="6915*"/>
    </style:style>
    <style:style style:name="Таблица5.B" style:family="table-column">
      <style:table-column-properties style:column-width="1.5389in" style:rel-column-width="15068*"/>
    </style:style>
    <style:style style:name="Таблица5.C" style:family="table-column">
      <style:table-column-properties style:column-width="1.9792in" style:rel-column-width="19378*"/>
    </style:style>
    <style:style style:name="Таблица5.D" style:family="table-column">
      <style:table-column-properties style:column-width="2.4688in" style:rel-column-width="24174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D1" style:family="table-cell">
      <style:table-cell-properties fo:padding="0.0382in" fo:border="0.0007in solid #000000"/>
    </style:style>
    <style:style style:name="Таблица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5.C2" style:family="table-cell">
      <style:table-cell-properties fo:padding="0.0382in" fo:border-left="0.0007in solid #000000" fo:border-right="none" fo:border-top="none" fo:border-bottom="0.0007in solid #000000"/>
    </style:style>
    <style:style style:name="Таблица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.D6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5.A1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5.B12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5.D1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6" style:family="table">
      <style:table-properties style:width="6.6931in" table:align="margins"/>
    </style:style>
    <style:style style:name="Таблица6.A" style:family="table-column">
      <style:table-column-properties style:column-width="0.7174in" style:rel-column-width="7024*"/>
    </style:style>
    <style:style style:name="Таблица6.B" style:family="table-column">
      <style:table-column-properties style:column-width="1.5396in" style:rel-column-width="15074*"/>
    </style:style>
    <style:style style:name="Таблица6.C" style:family="table-column">
      <style:table-column-properties style:column-width="2.0021in" style:rel-column-width="19603*"/>
    </style:style>
    <style:style style:name="Таблица6.D" style:family="table-column">
      <style:table-column-properties style:column-width="2.434in" style:rel-column-width="23834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D1" style:family="table-cell">
      <style:table-cell-properties fo:padding="0.0382in" fo:border="0.0007in solid #000000"/>
    </style:style>
    <style:style style:name="Таблица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6.C2" style:family="table-cell">
      <style:table-cell-properties fo:padding="0.0382in" fo:border-left="0.0007in solid #000000" fo:border-right="none" fo:border-top="none" fo:border-bottom="0.0007in solid #000000"/>
    </style:style>
    <style:style style:name="Таблица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.D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6.A9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6.B9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6.D9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7" style:family="table">
      <style:table-properties style:width="6.6931in" table:align="margins"/>
    </style:style>
    <style:style style:name="Таблица7.A" style:family="table-column">
      <style:table-column-properties style:column-width="0.7063in" style:rel-column-width="6915*"/>
    </style:style>
    <style:style style:name="Таблица7.B" style:family="table-column">
      <style:table-column-properties style:column-width="1.5389in" style:rel-column-width="15068*"/>
    </style:style>
    <style:style style:name="Таблица7.C" style:family="table-column">
      <style:table-column-properties style:column-width="1.9792in" style:rel-column-width="19378*"/>
    </style:style>
    <style:style style:name="Таблица7.D" style:family="table-column">
      <style:table-column-properties style:column-width="2.4688in" style:rel-column-width="24174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D1" style:family="table-cell">
      <style:table-cell-properties fo:padding="0.0382in" fo:border="0.0007in solid #000000"/>
    </style:style>
    <style:style style:name="Таблица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7.C2" style:family="table-cell">
      <style:table-cell-properties fo:padding="0.0382in" fo:border-left="0.0007in solid #000000" fo:border-right="none" fo:border-top="none" fo:border-bottom="0.0007in solid #000000"/>
    </style:style>
    <style:style style:name="Таблица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.D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7.A8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7.B8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7.D8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8" style:family="table">
      <style:table-properties style:width="6.6931in" table:align="margins"/>
    </style:style>
    <style:style style:name="Таблица8.A" style:family="table-column">
      <style:table-column-properties style:column-width="0.7063in" style:rel-column-width="6915*"/>
    </style:style>
    <style:style style:name="Таблица8.B" style:family="table-column">
      <style:table-column-properties style:column-width="1.5389in" style:rel-column-width="15068*"/>
    </style:style>
    <style:style style:name="Таблица8.C" style:family="table-column">
      <style:table-column-properties style:column-width="1.9792in" style:rel-column-width="19378*"/>
    </style:style>
    <style:style style:name="Таблица8.D" style:family="table-column">
      <style:table-column-properties style:column-width="2.4688in" style:rel-column-width="24174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D1" style:family="table-cell">
      <style:table-cell-properties fo:padding="0.0382in" fo:border="0.0007in solid #000000"/>
    </style:style>
    <style:style style:name="Таблица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8.C2" style:family="table-cell">
      <style:table-cell-properties fo:padding="0.0382in" fo:border-left="0.0007in solid #000000" fo:border-right="none" fo:border-top="none" fo:border-bottom="0.0007in solid #000000"/>
    </style:style>
    <style:style style:name="Таблица8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8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.A8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B8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D8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9" style:family="table">
      <style:table-properties style:width="6.6931in" table:align="margins"/>
    </style:style>
    <style:style style:name="Таблица9.A" style:family="table-column">
      <style:table-column-properties style:column-width="0.7063in" style:rel-column-width="6915*"/>
    </style:style>
    <style:style style:name="Таблица9.B" style:family="table-column">
      <style:table-column-properties style:column-width="1.5389in" style:rel-column-width="15068*"/>
    </style:style>
    <style:style style:name="Таблица9.C" style:family="table-column">
      <style:table-column-properties style:column-width="1.9792in" style:rel-column-width="19378*"/>
    </style:style>
    <style:style style:name="Таблица9.D" style:family="table-column">
      <style:table-column-properties style:column-width="2.4688in" style:rel-column-width="24174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D1" style:family="table-cell">
      <style:table-cell-properties fo:padding="0.0382in" fo:border="0.0007in solid #000000"/>
    </style:style>
    <style:style style:name="Таблица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9.C2" style:family="table-cell">
      <style:table-cell-properties fo:padding="0.0382in" fo:border-left="0.0007in solid #000000" fo:border-right="none" fo:border-top="none" fo:border-bottom="0.0007in solid #000000"/>
    </style:style>
    <style:style style:name="Таблица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.D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9.A8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B8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D8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0" style:family="table">
      <style:table-properties style:width="6.6931in" table:align="margins"/>
    </style:style>
    <style:style style:name="Таблица10.A" style:family="table-column">
      <style:table-column-properties style:column-width="0.7174in" style:rel-column-width="7024*"/>
    </style:style>
    <style:style style:name="Таблица10.B" style:family="table-column">
      <style:table-column-properties style:column-width="1.5396in" style:rel-column-width="15074*"/>
    </style:style>
    <style:style style:name="Таблица10.C" style:family="table-column">
      <style:table-column-properties style:column-width="2.0021in" style:rel-column-width="19603*"/>
    </style:style>
    <style:style style:name="Таблица10.D" style:family="table-column">
      <style:table-column-properties style:column-width="2.434in" style:rel-column-width="23834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D1" style:family="table-cell">
      <style:table-cell-properties fo:padding="0.0382in" fo:border="0.0007in solid #000000"/>
    </style:style>
    <style:style style:name="Таблица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0.C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.D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0.A9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0.B9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0.D9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1" style:family="table">
      <style:table-properties style:width="6.6931in" table:align="margins"/>
    </style:style>
    <style:style style:name="Таблица11.A" style:family="table-column">
      <style:table-column-properties style:column-width="0.7174in" style:rel-column-width="7024*"/>
    </style:style>
    <style:style style:name="Таблица11.B" style:family="table-column">
      <style:table-column-properties style:column-width="1.5396in" style:rel-column-width="15074*"/>
    </style:style>
    <style:style style:name="Таблица11.C" style:family="table-column">
      <style:table-column-properties style:column-width="2.0021in" style:rel-column-width="19603*"/>
    </style:style>
    <style:style style:name="Таблица11.D" style:family="table-column">
      <style:table-column-properties style:column-width="2.434in" style:rel-column-width="23834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D1" style:family="table-cell">
      <style:table-cell-properties fo:padding="0.0382in" fo:border="0.0007in solid #000000"/>
    </style:style>
    <style:style style:name="Таблица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1.C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.D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1.A4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1.B4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1.D4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1.3424in" style:rel-column-width="13143*"/>
    </style:style>
    <style:style style:name="Таблица2.B" style:family="table-column">
      <style:table-column-properties style:column-width="2.2222in" style:rel-column-width="21758*"/>
    </style:style>
    <style:style style:name="Таблица2.C" style:family="table-column">
      <style:table-column-properties style:column-width="1.7896in" style:rel-column-width="17522*"/>
    </style:style>
    <style:style style:name="Таблица2.D" style:family="table-column">
      <style:table-column-properties style:column-width="1.3389in" style:rel-column-width="1311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D1" style:family="table-cell">
      <style:table-cell-properties fo:padding="0.0382in" fo:border="0.0007in solid #000000"/>
    </style:style>
    <style:style style:name="Таблица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2.C2" style:family="table-cell">
      <style:table-cell-properties fo:padding="0.0382in" fo:border-left="0.0007in solid #000000" fo:border-right="none" fo:border-top="none" fo:border-bottom="0.0007in solid #000000"/>
    </style:style>
    <style:style style:name="Таблица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.B4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2.2313in" style:rel-column-width="21845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C1" style:family="table-cell">
      <style:table-cell-properties fo:padding="0.0382in" fo:border="0.0007in solid #000000"/>
    </style:style>
    <style:style style:name="Таблица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none" fo:border-top="none" fo:border-bottom="0.0007in solid #000000"/>
    </style:style>
    <style:style style:name="Таблица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0.7521in" style:rel-column-width="7364*"/>
    </style:style>
    <style:style style:name="Таблица4.B" style:family="table-column">
      <style:table-column-properties style:column-width="3.7097in" style:rel-column-width="36323*"/>
    </style:style>
    <style:style style:name="Таблица4.C" style:family="table-column">
      <style:table-column-properties style:column-width="2.2313in" style:rel-column-width="21848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C1" style:family="table-cell">
      <style:table-cell-properties fo:padding="0.0382in" fo:border="0.0007in solid #000000"/>
    </style:style>
    <style:style style:name="Таблица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none" fo:border-top="none" fo:border-bottom="0.0007in solid #000000"/>
    </style:style>
    <style:style style:name="Таблица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31in" table:align="margins"/>
    </style:style>
    <style:style style:name="Таблица12.A" style:family="table-column">
      <style:table-column-properties style:column-width="0.4632in" style:rel-column-width="667*"/>
    </style:style>
    <style:style style:name="Таблица12.B" style:family="table-column">
      <style:table-column-properties style:column-width="1.1222in" style:rel-column-width="1616*"/>
    </style:style>
    <style:style style:name="Таблица12.C" style:family="table-column">
      <style:table-column-properties style:column-width="1.0764in" style:rel-column-width="1550*"/>
    </style:style>
    <style:style style:name="Таблица12.D" style:family="table-column">
      <style:table-column-properties style:column-width="4.0313in" style:rel-column-width="5805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D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31in" table:align="margins"/>
    </style:style>
    <style:style style:name="Таблица13.A" style:family="table-column">
      <style:table-column-properties style:column-width="0.2549in" style:rel-column-width="367*"/>
    </style:style>
    <style:style style:name="Таблица13.B" style:family="table-column">
      <style:table-column-properties style:column-width="0.625in" style:rel-column-width="900*"/>
    </style:style>
    <style:style style:name="Таблица13.C" style:family="table-column">
      <style:table-column-properties style:column-width="0.5438in" style:rel-column-width="783*"/>
    </style:style>
    <style:style style:name="Таблица13.D" style:family="table-column">
      <style:table-column-properties style:column-width="0.5556in" style:rel-column-width="800*"/>
    </style:style>
    <style:style style:name="Таблица13.E" style:family="table-column">
      <style:table-column-properties style:column-width="1.0882in" style:rel-column-width="1567*"/>
    </style:style>
    <style:style style:name="Таблица13.F" style:family="table-column">
      <style:table-column-properties style:column-width="3.6257in" style:rel-column-width="5221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F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17" style:family="paragraph" style:parent-style-name="Standard">
      <style:paragraph-properties fo:line-height="100%" fo:text-align="start" style:justify-single-word="false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left="1.3457in" fo:margin-right="0in" fo:margin-top="0.1665in" fo:margin-bottom="0.0417in" fo:line-height="100%" fo:text-align="center" style:justify-single-word="false" fo:text-indent="-1.3457in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text-properties fo:language="en" fo:country="US" fo:background-color="#eeeeee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fo:background-color="#eeeeee"/>
    </style:style>
    <style:style style:name="P27" style:family="paragraph" style:parent-style-name="Table_20_Contents">
      <style:text-properties style:font-name="Times New Roman1" fo:font-size="12pt" style:font-name-asian="Times New Roman1" style:font-name-complex="Times New Roman1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>
      <style:text-properties fo:language="ru" fo:country="RU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ru" fo:country="RU"/>
    </style:style>
    <style:style style:name="P34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 style:list-style-name="L1">
      <style:text-properties fo:language="en" fo:country="US" style:text-underline-style="none" fo:font-weight="normal" style:font-weight-asian="normal" style:font-weight-complex="normal"/>
    </style:style>
    <style:style style:name="P36" style:family="paragraph" style:parent-style-name="Standard">
      <style:text-properties fo:language="en" fo:country="US" fo:font-style="italic" style:font-style-asian="italic" style:font-style-complex="italic"/>
    </style:style>
    <style:style style:name="P37" style:family="paragraph" style:parent-style-name="Standard" style:list-style-name="L1"/>
    <style:style style:name="P38" style:family="paragraph" style:parent-style-name="Standard">
      <style:text-properties fo:language="ru" fo:country="RU"/>
    </style:style>
    <style:style style:name="P39" style:family="paragraph" style:parent-style-name="Standard" style:list-style-name="L1">
      <style:text-properties fo:language="ru" fo:country="RU" style:text-underline-style="none" fo:font-weight="normal" style:font-weight-asian="normal" style:font-weight-complex="normal"/>
    </style:style>
    <style:style style:name="P40" style:family="paragraph" style:parent-style-name="Standard" style:list-style-name="L2">
      <style:text-properties fo:language="ru" fo:country="RU"/>
    </style:style>
    <style:style style:name="P41" style:family="paragraph" style:parent-style-name="Standard" style:list-style-name="L1">
      <style:text-properties fo:language="ru" fo:country="RU"/>
    </style:style>
    <style:style style:name="P42" style:family="paragraph" style:parent-style-name="Standard" style:list-style-name="L2"/>
    <style:style style:name="P43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44" style:family="paragraph" style:parent-style-name="Table_20_Contents">
      <style:text-properties fo:language="en" fo:country="US"/>
    </style:style>
    <style:style style:name="P45" style:family="paragraph" style:parent-style-name="Table_20_Contents">
      <style:text-properties fo:language="ru" fo:country="RU"/>
    </style:style>
    <style:style style:name="P46" style:family="paragraph" style:parent-style-name="Text_20_body">
      <style:text-properties fo:language="en" fo:country="US"/>
    </style:style>
    <style:style style:name="P47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48" style:family="paragraph" style:parent-style-name="Text_20_body">
      <style:text-properties fo:language="ru" fo:country="RU"/>
    </style:style>
    <style:style style:name="P49" style:family="paragraph" style:parent-style-name="Text_20_body">
      <style:text-properties fo:language="ru" fo:country="RU" style:text-underline-style="none" fo:font-weight="normal" style:font-weight-asian="normal" style:font-weight-complex="normal"/>
    </style:style>
    <style:style style:name="P50" style:family="paragraph" style:parent-style-name="Text_20_body" style:list-style-name="L3">
      <style:text-properties fo:language="ru" fo:country="RU"/>
    </style:style>
    <style:style style:name="P51" style:family="paragraph" style:parent-style-name="Text_20_body" style:list-style-name="L3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52" style:family="paragraph" style:parent-style-name="Text_20_body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5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none" fo:font-weight="normal" style:font-weight-asian="normal" style:font-weight-complex="normal"/>
    </style:style>
    <style:style style:name="T4" style:family="text">
      <style:text-properties fo:language="en" fo:country="US" style:text-underline-style="none" fo:font-weight="bold" style:font-weight-asian="bold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none" fo:font-weight="normal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10" style:family="text">
      <style:text-properties style:use-window-font-color="true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11" style:family="text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2" style:family="text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/>
      <text:p text:style-name="P16">VIMON(GW only)</text:p>
      <text:p text:style-name="P11"/>
      <text:p text:style-name="P10"/>
      <text:p text:style-name="P10"/>
      <text:p text:style-name="P10"/>
      <text:p text:style-name="P12">Описание работы <text:span text:style-name="T1">VIMON(GW)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3">Внутренняя документация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6">Автор последней коррекции:<text:tab/></text:span><text:span text:style-name="T6"><text:creator>Oleg Starokaznikov</text:creator></text:span></text:p>
      <text:p text:style-name="P14">Дата последней коррекции:<text:tab/><text:tab/><text:modification-time style:data-style-name="N40">14:51</text:modification-time> <text:tab/><text:modification-date style:data-style-name="N36">14.08.2023</text:modification-date></text:p>
      <text:p text:style-name="P17"><text:span text:style-name="T9">Актуальная версия: </text:span><text:a xlink:type="simple" xlink:href="file://backup/hardware/Debug/corundgw/corundgw.pdf" text:style-name="Internet_20_link" text:visited-style-name="Visited_20_Internet_20_Link"><text:span text:style-name="T10">\\backup\hardware\Debug\corundgw\corundgw.pdf</text:span></text:a></text:p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0">Оглавление</text:p>
          </text:index-title>
          <text:p text:style-name="P28">Изменения и соответствие версий.<text:tab/>3</text:p>
          <text:p text:style-name="P28">Общее ТЗ на видоискатель<text:tab/>4</text:p>
          <text:p text:style-name="P21">Внешние интерфейсы и органы управления<text:tab/>4</text:p>
          <text:p text:style-name="P22">Тачпад<text:tab/>4</text:p>
          <text:p text:style-name="P22">LCD<text:tab/>4</text:p>
          <text:p text:style-name="P22">ETH<text:tab/>4</text:p>
          <text:p text:style-name="P22">3.5мм разъем для подключения гарнитуры<text:tab/>4</text:p>
          <text:p text:style-name="P21">GW2AR<text:tab/>4</text:p>
          <text:p text:style-name="P21">Старт, начальная загрузка и обновление прошивок<text:tab/>5</text:p>
          <text:p text:style-name="P21">условия эксплуатации<text:tab/>5</text:p>
          <text:p text:style-name="P21">сертификация<text:tab/>5</text:p>
          <text:p text:style-name="P28">Функции переключателя #4<text:tab/>6</text:p>
          <text:p text:style-name="P28">Протокол ProteiEth_FHD<text:tab/>6</text:p>
          <text:p text:style-name="P21">Формат eth пакета видео потока.<text:tab/>6</text:p>
          <text:p text:style-name="P28">Структура приемного буфера из Eth<text:tab/>7</text:p>
          <text:p text:style-name="P21">Внутренняя память 4096x32b<text:tab/>7</text:p>
          <text:p text:style-name="P21">Buff_status<text:tab/>7</text:p>
          <text:p text:style-name="P28">Структура передающего буфера в LCD<text:tab/>8</text:p>
          <text:p text:style-name="P21">Внутренняя память Y0 1024x32b<text:tab/>8</text:p>
          <text:p text:style-name="P21">Внутренняя память Y1 1024x32b<text:tab/>8</text:p>
          <text:p text:style-name="P21">Внутренняя память Cr/Cb 1024x32b<text:tab/>8</text:p>
          <text:p text:style-name="P21">Buff_req<text:tab/>8</text:p>
          <text:p text:style-name="P21">Buff_conf<text:tab/>9</text:p>
          <text:p text:style-name="P28">Структура внутренней DDR памяти GW2AR<text:tab/>9</text:p>
          <text:p text:style-name="P21">Алгоритм выбора активного DDRbuffer<text:tab/>10</text:p>
          <text:p text:style-name="P21">Алгоритм записи видеофрейма в DDRbufferWrite<text:tab/>10</text:p>
          <text:p text:style-name="P21">Алгоритм чтения видео фрейма из DDRbufferRead<text:tab/>10</text:p>
          <text:p text:style-name="P28">Видео преобразования<text:tab/>11</text:p>
          <text:p text:style-name="P21">YCC420 =&gt;YCC444<text:tab/>11</text:p>
          <text:p text:style-name="P21">Scaling 1:2<text:tab/>11</text:p>
          <text:p text:style-name="P21">YCC444=&gt;RGB444<text:tab/>11</text:p>
          <text:p text:style-name="P28">Grafics controller<text:tab/>11</text:p>
          <text:p text:style-name="P21">Отображение графической информации на экране видоискателя<text:tab/>11</text:p>
          <text:p text:style-name="P21">Ошибки от видоискателя в реальном времени<text:tab/>12</text:p>
        </text:index-body>
      </text:table-of-content>
      <text:p text:style-name="Text_20_body"/>
      <text:h text:style-name="P33" text:outline-level="1">Изменения и соответствие версий.</text:h>
      <text:p text:style-name="P2"><text:span text:style-name="T6">0x09010</text:span><text:span text:style-name="T1">000</text:span><text:span text:style-name="T6">-начальная версия </text:span><text:span text:style-name="T1">FW GW</text:span></text:p>
      <text:p text:style-name="P2"><text:span text:style-name="T6">0x090101</text:span><text:span text:style-name="T1">0</text:span><text:span text:style-name="T6">7-начальная версия </text:span><text:span text:style-name="T1">FW GW</text:span></text:p>
      <text:p text:style-name="Text_20_body"><text:span text:style-name="T8">исправлена ошибка в работе с преобразованием </text:span><text:span text:style-name="T2">YCC420-YCC444</text:span></text:p>
      <text:h text:style-name="P32" text:outline-level="1">Общее ТЗ на видоискатель</text:h>
      <text:p text:style-name="Text_20_body">матрица 8", TM080TDHG01<text:line-break/>наружу два герметичных порта ETH<text:line-break/>ETH порты должны быть опечатаны<text:line-break/>на LCD дисплее будут черные поля со всех 3-х сторон, .<text:line-break/>справа и слева по 32 пикселя-они должны быть скрыты корпусом),<text:line-break/>снизу 228 пикселей - поле для отображения тенической информации в текстовом виде.<text:line-break/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h text:style-name="Heading_20_2" text:outline-level="2">Внешние интерфейсы и органы управления</text:h>
      <text:h text:style-name="Heading_20_3" text:outline-level="3">Тачпад</text:h>
      <text:p text:style-name="P6">Что требуется для стартовой версии:</text:p>
      <text:p text:style-name="P4">Отсутствует в текущей модификации<text:span text:style-name="T1"> (тачпад c I2C)</text:span></text:p>
      <text:p text:style-name="P6">Что планируетсч сделать в будущем:</text:p>
      <text:list xml:id="list5914471510208521498" text:style-name="L1">
        <text:list-item>
          <text:p text:style-name="P35">поддержка тачскрина и передача команд VISCA в камеру</text:p>
        </text:list-item>
      </text:list>
      <text:h text:style-name="Heading_20_3" text:outline-level="3">LCD</text:h>
      <text:p text:style-name="Standard">к GW по lvds подключен LCD <text:a xlink:type="simple" xlink:href="../tianma-panel-tm080tdhg01-40.pdf" text:style-name="Internet_20_link" text:visited-style-name="Visited_20_Internet_20_Link">TM080TDHG01</text:a> параметры: 1024x768 RGB(888) 60fps</text:p>
      <text:h text:style-name="Heading_20_3" text:outline-level="3">ETH</text:h>
      <text:p text:style-name="P7">Используются приемопередатчики <text:a xlink:type="simple" xlink:href="../YT8531SH_YT8531SC_Datasheet_v1.00(1)-水印版.pdf" text:style-name="Internet_20_link" text:visited-style-name="Visited_20_Internet_20_Link"><text:span text:style-name="T1">YT8531SH</text:span></text:a></text:p>
      <text:p text:style-name="P7"><text:span text:style-name="T1">GBE</text:span>1<text:span text:style-name="T1">, </text:span>по <text:span text:style-name="T1">RGMII </text:span>подключен к <text:span text:style-name="T1">GW</text:span></text:p>
      <text:p text:style-name="P7"><text:span text:style-name="T1">GBE</text:span>2<text:span text:style-name="T1">, </text:span>по <text:span text:style-name="T1">RGMII </text:span>подключен к <text:span text:style-name="T1">GW</text:span></text:p>
      <text:p text:style-name="P7">питание <text:s/>модуля осуществляется через <text:span text:style-name="T1">POE GBE</text:span>1<text:span text:style-name="T1"> </text:span>(20Вт+40Вт) <text:a xlink:type="simple" xlink:href="../DP2662%20V2.1新款.pdf" text:style-name="Internet_20_link" text:visited-style-name="Visited_20_Internet_20_Link"><text:span text:style-name="T1">DP2662</text:span></text:a></text:p>
      <text:p text:style-name="P7">в интерфейс GBE2 осуществляется выдача POE 40Вт <text:a xlink:type="simple" xlink:href="../DP6100.pdf" text:style-name="Internet_20_link" text:visited-style-name="Visited_20_Internet_20_Link">DP6100</text:a><text:span text:style-name="T1"> </text:span>с помощью <text:span text:style-name="T1">DC\DC </text:span>преобразователя <text:a xlink:type="simple" xlink:href="../DP7200%20Datasheet.pdf" text:style-name="Internet_20_link" text:visited-style-name="Visited_20_Internet_20_Link"><text:span text:style-name="T1">DP7200</text:span></text:a></text:p>
      <text:p text:style-name="P5"/>
      <text:h text:style-name="Heading_20_3" text:outline-level="3">3.5мм разъем для подключения гарнитуры</text:h>
      <text:p text:style-name="P6">Что требуется для стартовой версии:</text:p>
      <text:p text:style-name="P7">Отсутствует в текущей модификации</text:p>
      <text:p text:style-name="P7"/>
      <text:p text:style-name="P8">Что планируетсч сделать в будущем:</text:p>
      <text:list xml:id="list34741778" text:continue-numbering="true" text:style-name="L1">
        <text:list-item>
          <text:p text:style-name="P39">Планируется <text:s/>передавать звук <text:span text:style-name="T1">c </text:span>гарнитуры в <text:span text:style-name="T1">GBE1 </text:span>и принимать звук из <text:span text:style-name="T1">GBE2</text:span></text:p>
        </text:list-item>
      </text:list>
      <text:h text:style-name="Heading_20_2" text:outline-level="2">GW<text:span text:style-name="T1">2AR</text:span></text:h>
      <text:p text:style-name="Standard">К GW по rgmii подключен <text:span text:style-name="T6">1</text:span><text:span text:style-name="T1">GBE </text:span><text:span text:style-name="T6">и 2</text:span><text:span text:style-name="T1">GBE</text:span></text:p>
      <text:p text:style-name="Standard"><text:span text:style-name="T6">все пакеты с <text:s/>1</text:span><text:span text:style-name="T1">GBE </text:span><text:span text:style-name="T6">должны передаваться на 2</text:span><text:span text:style-name="T1">GBE</text:span></text:p>
      <text:p text:style-name="P7">все пакеты с <text:s/>2<text:span text:style-name="T1">GBE </text:span>должны передаваться на 1<text:span text:style-name="T1">GBE</text:span></text:p>
      <text:p text:style-name="Standard">На GW по <text:span text:style-name="T6">2</text:span><text:span text:style-name="T1">GBE</text:span> приходит видео поток <text:span text:style-name="T3">YCC420</text:span> <text:span text:style-name="T1">1920x1080</text:span> в формате <text:span text:style-name="T1">ProteiEth_FHD. </text:span><text:span text:style-name="T6">Этот видео поток должен детектироваться и отображаться на видоискателе.</text:span></text:p>
      <text:p text:style-name="P7">Картинка на видоискателе масштабируется 1:2 до размера 960х540 и размещается сверу по <text:soft-page-break/>центру. </text:p>
      <text:p text:style-name="Standard"><text:span text:style-name="T6">Нижняя часть экрана(1024х228) отводится для вывода технической информации о камере в </text:span><text:span text:style-name="T6">текстовом формате.</text:span></text:p>
      <text:p text:style-name="P36"/>
      <text:p text:style-name="Standard">Допуски для софтового<text:span text:style-name="T1">(?)</text:span> fps 0,2-41fps</text:p>
      <text:p text:style-name="Standard">Так как стабильность 30fps входного видео потока низкая, плавное видео на LCD будет отображаться рывками, но тиринга быть не должно.</text:p>
      <text:p text:style-name="Standard">Используем 2 видео буфера. Попробую экспериментировать с защитой от тиринга. Неравномерность в движущихся объектах на экране будет присутствовать!</text:p>
      <text:p text:style-name="Standard"/>
      <text:p text:style-name="P6">Что требуется для стартовой версии:</text:p>
      <text:list xml:id="list3427425463120170299" text:style-name="L2">
        <text:list-item>
          <text:p text:style-name="P40"><text:span text:style-name="T13">В буфере храним </text:span><text:span text:style-name="T3">YCC420, </text:span><text:span text:style-name="T13">преобразование цветового пространства делаются налету.</text:span></text:p>
        </text:list-item>
        <text:list-item>
          <text:p text:style-name="P42"><text:span text:style-name="T6">П</text:span>ри старте на LCD передается зеленый экран</text:p>
        </text:list-item>
        <text:list-item>
          <text:p text:style-name="P42"><text:span text:style-name="T6">П</text:span>ри отсутствии входного видео потока на LCD передается <text:span text:style-name="T6">последний принятый кадр</text:span></text:p>
        </text:list-item>
        <text:list-item>
          <text:p text:style-name="P42"><text:span text:style-name="T6">Отсутствует совместимость с протоколом </text:span><text:span text:style-name="T1">ProteiEth_HD</text:span></text:p>
        </text:list-item>
      </text:list>
      <text:p text:style-name="Standard"/>
      <text:p text:style-name="P18">Что <text:span text:style-name="T6">п</text:span>ланируетсч сделать в будущем:</text:p>
      <text:list xml:id="list34755855" text:continue-list="list34741778" text:style-name="L1">
        <text:list-item>
          <text:p text:style-name="P43">Планируется <text:s/>передавать звук <text:span text:style-name="T1">c </text:span><text:span text:style-name="T6">гарнитуры в </text:span><text:span text:style-name="T1">GBE1 </text:span><text:span text:style-name="T6">и принимать звук из </text:span><text:span text:style-name="T1">GBE2</text:span></text:p>
        </text:list-item>
        <text:list-item>
          <text:p text:style-name="P37"><text:span text:style-name="T7">Полная совместимость с протоколом </text:span><text:span text:style-name="T3">ProteiEth_HD</text:span><text:span text:style-name="T7">, </text:span></text:p>
        </text:list-item>
        <text:list-item>
          <text:p text:style-name="P41"><text:span text:style-name="T13">поддержка тачскрина и передача команд </text:span><text:span text:style-name="T3">VISCA </text:span><text:span text:style-name="T13">в камеру</text:span></text:p>
        </text:list-item>
      </text:list>
      <text:h text:style-name="Heading_20_2" text:outline-level="2">Старт, начальная загрузка и обновление прошивок</text:h>
      <text:p text:style-name="P18">Что требуется для стартовой версии:</text:p>
      <text:p text:style-name="Standard"><text:span text:style-name="T1">GW </text:span><text:span text:style-name="T6">загружается автономно по </text:span><text:span text:style-name="T1">MSPI. </text:span>Обновление и начальная загрузка всех прошивок только через отладочный интерфейс к которому можно добраться сняв пломбы, но не разбирая корпус изделия.</text:p>
      <text:p text:style-name="Standard"/>
      <text:p text:style-name="P18">Что <text:span text:style-name="T6">п</text:span>ланируется сделать в будущем:</text:p>
      <text:p text:style-name="P7">ничего</text:p>
      <text:h text:style-name="Heading_20_2" text:outline-level="2">условия эксплуатации</text:h>
      <text:p text:style-name="Text_20_body"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p text:style-name="Standard"/>
      <text:h text:style-name="Heading_20_2" text:outline-level="2">сертификация</text:h>
      <text:p text:style-name="Standard">какие требования <text:span text:style-name="T6">к</text:span> коду<text:span text:style-name="T1">:</text:span></text:p>
      <text:p text:style-name="Standard">Для GW - никаких - то есть можно использовать криптованные китайские функции</text:p>
      <text:p text:style-name="Standard"/>
      <text:h text:style-name="P32" text:outline-level="1"><text:span text:style-name="T6">Функции переключателя </text:span><text:span text:style-name="T1">#4</text:span></text:h>
      <text:p text:style-name="P1"><text:s/>При переводе тумблера из положение выкл в положение вкл включается "отладка" </text:p>
      <text:p text:style-name="P1">При переводе тумблера из положение вкл в положение выкл выключается "отладка" Статическое состояние тумблера не оказывает никакого воздействия на отладку </text:p>
      <text:p text:style-name="Text_20_body"><text:span text:style-name="T1">Под отладкой понимается отображение на экране графической информации об ошибках(</text:span><text:span text:style-name="T6">см. </text:span><text:a xlink:type="simple" xlink:href="#8.7.Grafics controller|outline" text:style-name="Internet_20_link" text:visited-style-name="Visited_20_Internet_20_Link">Grafics controller</text:a><text:span text:style-name="T1">) и включенный генератор тестового видео сигнала </text:span></text:p>
      <text:p text:style-name="P1">В начальном состоянии генератор тестового видео сигнала <text:span text:style-name="T6">выключен</text:span>, графическ<text:span text:style-name="T6">ая</text:span> информаци<text:span text:style-name="T6">я</text:span> об ошибках выключена</text:p>
      <text:p text:style-name="P1"/>
      <text:h text:style-name="Heading_20_1" text:outline-level="1">Протокол <text:span text:style-name="T1">ETH MDIO</text:span></text:h>
      <text:p text:style-name="P4">При старте по питанию у приемопередатчиков <text:a xlink:type="simple" xlink:href="../YT8531SH_YT8531SC_Datasheet_v1.00(1)-水印版.pdf" text:style-name="Internet_20_link" text:visited-style-name="Visited_20_Internet_20_Link"><text:span text:style-name="T1">YT8531SH</text:span></text:a> требуется прописать регистры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Table_20_Contents"/>
          </table:table-cell>
          <table:table-cell table:style-name="Таблица12.A1" office:value-type="string">
            <text:p text:style-name="Table_20_Contents">Адрес</text:p>
          </table:table-cell>
          <table:table-cell table:style-name="Таблица12.A1" office:value-type="string">
            <text:p text:style-name="Table_20_Contents">данные</text:p>
          </table:table-cell>
          <table:table-cell table:style-name="Таблица12.D1" office:value-type="string">
            <text:p text:style-name="Table_20_Contents">комментарии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Table_20_Contents"/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Table_20_Contents"/>
          </table:table-cell>
        </table:table-row>
      </table:table>
      <text:p text:style-name="P4"><text:span text:style-name="T1"><text:s/></text:span></text:p>
      <text:p text:style-name="P4">В дальнейшем <text:s/>у приемопередатчиков <text:a xlink:type="simple" xlink:href="../YT8531SH_YT8531SC_Datasheet_v1.00(1)-水印版.pdf" text:style-name="Internet_20_link" text:visited-style-name="Visited_20_Internet_20_Link">YT8531SH</text:a><text:span text:style-name="T1"> </text:span>требуется опрашивать регистры и реагировать на информацию в них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row>
          <table:table-cell table:style-name="Таблица13.A1" office:value-type="string">
            <text:p text:style-name="Table_20_Contents"/>
          </table:table-cell>
          <table:table-cell table:style-name="Таблица13.A1" office:value-type="string">
            <text:p text:style-name="P23">address</text:p>
          </table:table-cell>
          <table:table-cell table:style-name="Таблица13.A1" office:value-type="string">
            <text:p text:style-name="P23">data</text:p>
          </table:table-cell>
          <table:table-cell table:style-name="Таблица13.A1" office:value-type="string">
            <text:p text:style-name="P23">mask</text:p>
          </table:table-cell>
          <table:table-cell table:style-name="Таблица13.A1" office:value-type="string">
            <text:p text:style-name="P23">reaction</text:p>
          </table:table-cell>
          <table:table-cell table:style-name="Таблица13.F1" office:value-type="string">
            <text:p text:style-name="P23">comments</text:p>
          </table:table-cell>
        </table:table-row>
        <table:table-row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F2" office:value-type="string">
            <text:p text:style-name="Table_20_Contents"/>
          </table:table-cell>
        </table:table-row>
        <table:table-row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F2" office:value-type="string">
            <text:p text:style-name="Table_20_Contents"/>
          </table:table-cell>
        </table:table-row>
      </table:table>
      <text:p text:style-name="Standard"/>
      <text:p text:style-name="Text_20_body"/>
      <text:h text:style-name="Heading_20_1" text:outline-level="1">Протокол <text:span text:style-name="T1">ProteiEth_FHD</text:span></text:h>
      <text:p text:style-name="P4">Передача видео потока в формате <text:span text:style-name="T1">FHD 1920x1080 8b YCC420 30fps. </text:span></text:p>
      <text:p text:style-name="P4">Передаются <text:span text:style-name="T1">eth </text:span>пакеты длиной<text:span text:style-name="T1"> 5788</text:span> байт. </text:p>
      <text:p text:style-name="P4">Каждый пакет содержит 2 строчки видео кадра.</text:p>
      <text:p text:style-name="P4">Соответственно один кадр передается с помощью 540 пакетов.</text:p>
      <text:p text:style-name="P4">Видеопоток имеет занимает в интерфейсе 1<text:span text:style-name="T1">GBE</text:span> (5788+16)*8*540*30=752,2<text:span text:style-name="T1">Mbps</text:span></text:p>
      <text:h text:style-name="Heading_20_2" text:outline-level="2">Формат <text:span text:style-name="T1">eth </text:span>пакета <text:span text:style-name="T6">видео потока</text:span>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п.номер</text:p>
          </table:table-cell>
          <table:table-cell table:style-name="Таблица1.A1" office:value-type="string">
            <text:p text:style-name="P25">Длина в байтах</text:p>
          </table:table-cell>
          <table:table-cell table:style-name="Таблица1.A1" office:value-type="string">
            <text:p text:style-name="Table_20_Contents">Название поля</text:p>
          </table:table-cell>
          <table:table-cell table:style-name="Таблица1.D1" office:value-type="string">
            <text:p text:style-name="Table_20_Contents">Комментарии</text:p>
          </table:table-cell>
        </table:table-row>
        <table:table-row>
          <table:table-cell table:style-name="Таблица1.A2" office:value-type="float" office:value="1">
            <text:p text:style-name="P23">1</text:p>
          </table:table-cell>
          <table:table-cell table:style-name="Таблица1.A2" office:value-type="float" office:value="6">
            <text:p text:style-name="P23">6</text:p>
          </table:table-cell>
          <table:table-cell table:style-name="Таблица1.C2" office:value-type="string">
            <text:p text:style-name="P23">MACD</text:p>
          </table:table-cell>
          <table:table-cell table:style-name="Таблица1.D2" office:value-type="string">
            <text:p text:style-name="P23">0xFFFFFFFFFFFF</text:p>
          </table:table-cell>
        </table:table-row>
        <table:table-row>
          <table:table-cell table:style-name="Таблица1.A2" office:value-type="float" office:value="2">
            <text:p text:style-name="P23">2</text:p>
          </table:table-cell>
          <table:table-cell table:style-name="Таблица1.A2" office:value-type="float" office:value="6">
            <text:p text:style-name="P23">6</text:p>
          </table:table-cell>
          <table:table-cell table:style-name="Таблица1.C2" office:value-type="string">
            <text:p text:style-name="P23">MACS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3">
            <text:p text:style-name="P23">3</text:p>
          </table:table-cell>
          <table:table-cell table:style-name="Таблица1.A2" office:value-type="float" office:value="10">
            <text:p text:style-name="P23">10</text:p>
          </table:table-cell>
          <table:table-cell table:style-name="Таблица1.C2" office:value-type="string">
            <text:p text:style-name="P23">null</text:p>
          </table:table-cell>
          <table:table-cell table:style-name="Таблица1.D2" office:value-type="string">
            <text:p text:style-name="P23">0x00000000000000000000</text:p>
          </table:table-cell>
        </table:table-row>
        <table:table-row>
          <table:table-cell table:style-name="Таблица1.A2" office:value-type="float" office:value="4">
            <text:p text:style-name="P23">4</text:p>
          </table:table-cell>
          <table:table-cell table:style-name="Таблица1.A2" office:value-type="float" office:value="2">
            <text:p text:style-name="P23">2</text:p>
          </table:table-cell>
          <table:table-cell table:style-name="Таблица1.C2" office:value-type="string">
            <text:p text:style-name="P23">Frame number</text:p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float" office:value="5">
            <text:p text:style-name="P23">5</text:p>
          </table:table-cell>
          <table:table-cell table:style-name="Таблица1.A2" office:value-type="float" office:value="2">
            <text:p text:style-name="P23">2</text:p>
          </table:table-cell>
          <table:table-cell table:style-name="Таблица1.C2" office:value-type="string">
            <text:p text:style-name="P23">null</text:p>
          </table:table-cell>
          <table:table-cell table:style-name="Таблица1.D2" office:value-type="string">
            <text:p text:style-name="P23">0x0000</text:p>
          </table:table-cell>
        </table:table-row>
        <table:table-row>
          <table:table-cell table:style-name="Таблица1.A2" office:value-type="float" office:value="6">
            <text:p text:style-name="P23">6</text:p>
          </table:table-cell>
          <table:table-cell table:style-name="Таблица1.A2" office:value-type="float" office:value="2">
            <text:p text:style-name="P23">2</text:p>
          </table:table-cell>
          <table:table-cell table:style-name="Таблица1.C2" office:value-type="string">
            <text:p text:style-name="P23">Line numbe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7">
            <text:p text:style-name="P23">7</text:p>
          </table:table-cell>
          <table:table-cell table:style-name="Таблица1.A2" office:value-type="float" office:value="1920">
            <text:p text:style-name="P23">1920</text:p>
          </table:table-cell>
          <table:table-cell table:style-name="Таблица1.C2" office:value-type="string">
            <text:p text:style-name="P23">Y0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8">
            <text:p text:style-name="P23">8</text:p>
          </table:table-cell>
          <table:table-cell table:style-name="Таблица1.A2" office:value-type="float" office:value="1920">
            <text:p text:style-name="P23">1920</text:p>
          </table:table-cell>
          <table:table-cell table:style-name="Таблица1.C2" office:value-type="string">
            <text:p text:style-name="P23">Y1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9">
            <text:p text:style-name="P23">9</text:p>
          </table:table-cell>
          <table:table-cell table:style-name="Таблица1.A2" office:value-type="float" office:value="1920">
            <text:p text:style-name="P23">1920</text:p>
          </table:table-cell>
          <table:table-cell table:style-name="Таблица1.C2" office:value-type="string">
            <text:p text:style-name="P23">Cb/C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P24">Sum</text:p>
          </table:table-cell>
          <table:table-cell table:style-name="Таблица1.A2" table:formula="ooow:sum &lt;B2:B10&gt;" office:value-type="float" office:value="5788">
            <text:p text:style-name="P24">5788</text:p>
          </table:table-cell>
          <table:table-cell table:style-name="Таблица1.C2" office:value-type="string">
            <text:p text:style-name="P24"/>
          </table:table-cell>
          <table:table-cell table:style-name="Таблица1.D2" office:value-type="string">
            <text:p text:style-name="P26"/>
          </table:table-cell>
        </table:table-row>
      </table:table>
      <text:p text:style-name="P1"/>
      <text:h text:style-name="Heading_20_1" text:outline-level="1"/>
      <text:h text:style-name="P32" text:outline-level="1">Структура приемного <text:span text:style-name="T6">буфера из </text:span><text:span text:style-name="T1">Eth</text:span></text:h>
      <text:h text:style-name="Heading_20_2" text:outline-level="2">Внутренняя память 4096<text:span text:style-name="T1">x32b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5">номер</text:p>
          </table:table-cell>
          <table:table-cell table:style-name="Таблица5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5.A1" office:value-type="string">
            <text:p text:style-name="Table_20_Contents">Название поля</text:p>
          </table:table-cell>
          <table:table-cell table:style-name="Таблица5.D1" office:value-type="string">
            <text:p text:style-name="Table_20_Contents">Комментарии</text:p>
          </table:table-cell>
        </table:table-row>
        <table:table-row>
          <table:table-cell table:style-name="Таблица5.A2" office:value-type="float" office:value="1">
            <text:p text:style-name="Table_20_Contents">1</text:p>
          </table:table-cell>
          <table:table-cell table:style-name="Таблица5.A2" office:value-type="float" office:value="1">
            <text:p text:style-name="Table_20_Contents">1</text:p>
          </table:table-cell>
          <table:table-cell table:style-name="Таблица5.C2" office:value-type="string">
            <text:p text:style-name="Table_20_Contents">Buff_status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2">
            <text:p text:style-name="Table_20_Contents">2</text:p>
          </table:table-cell>
          <table:table-cell table:style-name="Таблица5.A2" office:value-type="float" office:value="480">
            <text:p text:style-name="P23">480</text:p>
          </table:table-cell>
          <table:table-cell table:style-name="Таблица5.C2" office:value-type="string">
            <text:p text:style-name="P23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3">
            <text:p text:style-name="Table_20_Contents">3</text:p>
          </table:table-cell>
          <table:table-cell table:style-name="Таблица5.A2" office:value-type="float" office:value="480">
            <text:p text:style-name="P23">480</text:p>
          </table:table-cell>
          <table:table-cell table:style-name="Таблица5.C2" office:value-type="string">
            <text:p text:style-name="P23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4">
            <text:p text:style-name="P23">4</text:p>
          </table:table-cell>
          <table:table-cell table:style-name="Таблица5.A2" office:value-type="float" office:value="480">
            <text:p text:style-name="P23">480</text:p>
          </table:table-cell>
          <table:table-cell table:style-name="Таблица5.C2" office:value-type="string">
            <text:p text:style-name="P23">Cb/Cr</text:p>
          </table:table-cell>
          <table:table-cell table:style-name="Таблица5.D2" office:value-type="string">
            <text:p text:style-name="P23"/>
          </table:table-cell>
        </table:table-row>
        <table:table-row>
          <table:table-cell table:style-name="Таблица5.A2">
            <text:p text:style-name="P23"/>
          </table:table-cell>
          <table:table-cell table:style-name="Таблица5.A2" office:value-type="float" office:value="607">
            <text:p text:style-name="P23">607</text:p>
          </table:table-cell>
          <table:table-cell table:style-name="Таблица5.C2" office:value-type="string">
            <text:p text:style-name="P23">null</text:p>
          </table:table-cell>
          <table:table-cell table:style-name="Таблица5.D6" office:value-type="float" office:value="0">
            <text:p text:style-name="P23">0</text:p>
          </table:table-cell>
        </table:table-row>
        <table:table-row>
          <table:table-cell table:style-name="Таблица5.A2" office:value-type="float" office:value="5">
            <text:p text:style-name="P23">5</text:p>
          </table:table-cell>
          <table:table-cell table:style-name="Таблица5.A2" office:value-type="float" office:value="1">
            <text:p text:style-name="P23">1</text:p>
          </table:table-cell>
          <table:table-cell table:style-name="Таблица5.C2" office:value-type="string">
            <text:p text:style-name="P23">null</text:p>
          </table:table-cell>
          <table:table-cell table:style-name="Таблица5.D6" office:value-type="float" office:value="0">
            <text:p text:style-name="P23">0</text:p>
          </table:table-cell>
        </table:table-row>
        <table:table-row>
          <table:table-cell table:style-name="Таблица5.A2" office:value-type="float" office:value="6">
            <text:p text:style-name="P23">6</text:p>
          </table:table-cell>
          <table:table-cell table:style-name="Таблица5.A2" office:value-type="float" office:value="480">
            <text:p text:style-name="P23">480</text:p>
          </table:table-cell>
          <table:table-cell table:style-name="Таблица5.C2" office:value-type="string">
            <text:p text:style-name="P23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7">
            <text:p text:style-name="P23">7</text:p>
          </table:table-cell>
          <table:table-cell table:style-name="Таблица5.A2" office:value-type="float" office:value="480">
            <text:p text:style-name="P23">480</text:p>
          </table:table-cell>
          <table:table-cell table:style-name="Таблица5.C2" office:value-type="string">
            <text:p text:style-name="P23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8">
            <text:p text:style-name="P23">8</text:p>
          </table:table-cell>
          <table:table-cell table:style-name="Таблица5.A2" office:value-type="float" office:value="480">
            <text:p text:style-name="P23">480</text:p>
          </table:table-cell>
          <table:table-cell table:style-name="Таблица5.C2" office:value-type="string">
            <text:p text:style-name="P23">Cb/Cr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9">
            <text:p text:style-name="P23">9</text:p>
          </table:table-cell>
          <table:table-cell table:style-name="Таблица5.A2" office:value-type="float" office:value="607">
            <text:p text:style-name="P23">607</text:p>
          </table:table-cell>
          <table:table-cell table:style-name="Таблица5.C2" office:value-type="string">
            <text:p text:style-name="P23">null</text:p>
          </table:table-cell>
          <table:table-cell table:style-name="Таблица5.D6" office:value-type="float" office:value="0">
            <text:p text:style-name="P23">0</text:p>
          </table:table-cell>
        </table:table-row>
        <table:table-row>
          <table:table-cell table:style-name="Таблица5.A12" office:value-type="string">
            <text:p text:style-name="P23">sum</text:p>
          </table:table-cell>
          <table:table-cell table:style-name="Таблица5.B12" table:formula="ooow:sum &lt;B2:B11&gt;" office:value-type="float" office:value="4096">
            <text:p text:style-name="P23">4096</text:p>
          </table:table-cell>
          <table:table-cell table:style-name="Таблица5.A12" office:value-type="string">
            <text:p text:style-name="P23"/>
          </table:table-cell>
          <table:table-cell table:style-name="Таблица5.D12" office:value-type="string">
            <text:p text:style-name="Table_20_Contents"/>
          </table:table-cell>
        </table:table-row>
      </table:table>
      <text:p text:style-name="P23"/>
      <text:h text:style-name="P29" text:outline-level="2">Buff_status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5">номер</text:p>
          </table:table-cell>
          <table:table-cell table:style-name="Таблица6.A1" office:value-type="string">
            <text:p text:style-name="Table_20_Contents">Размер в <text:span text:style-name="T1">bits</text:span></text:p>
          </table:table-cell>
          <table:table-cell table:style-name="Таблица6.A1" office:value-type="string">
            <text:p text:style-name="Table_20_Contents">Название поля</text:p>
          </table:table-cell>
          <table:table-cell table:style-name="Таблица6.D1" office:value-type="string">
            <text:p text:style-name="Table_20_Contents">Комментарии</text:p>
          </table:table-cell>
        </table:table-row>
        <table:table-row>
          <table:table-cell table:style-name="Таблица6.A2" office:value-type="float" office:value="1">
            <text:p text:style-name="P23">1</text:p>
          </table:table-cell>
          <table:table-cell table:style-name="Таблица6.A2" office:value-type="float" office:value="16">
            <text:p text:style-name="P23">16</text:p>
          </table:table-cell>
          <table:table-cell table:style-name="Таблица6.C2" office:value-type="string">
            <text:p text:style-name="Table_20_Contents">status_signature</text:p>
          </table:table-cell>
          <table:table-cell table:style-name="Таблица6.D2" office:value-type="string">
            <text:p text:style-name="P23">0x428f</text:p>
          </table:table-cell>
        </table:table-row>
        <table:table-row>
          <table:table-cell table:style-name="Таблица6.A2" office:value-type="float" office:value="2">
            <text:p text:style-name="P23">2</text:p>
          </table:table-cell>
          <table:table-cell table:style-name="Таблица6.A2" office:value-type="float" office:value="2">
            <text:p text:style-name="P23">2</text:p>
          </table:table-cell>
          <table:table-cell table:style-name="Таблица6.C2" office:value-type="string">
            <text:p text:style-name="P23">null</text:p>
          </table:table-cell>
          <table:table-cell table:style-name="Таблица6.D3" office:value-type="float" office:value="0">
            <text:p text:style-name="P23">0</text:p>
          </table:table-cell>
        </table:table-row>
        <table:table-row>
          <table:table-cell table:style-name="Таблица6.A2" office:value-type="float" office:value="3">
            <text:p text:style-name="P23">3</text:p>
          </table:table-cell>
          <table:table-cell table:style-name="Таблица6.A2" office:value-type="float" office:value="10">
            <text:p text:style-name="P23">10</text:p>
          </table:table-cell>
          <table:table-cell table:style-name="Таблица6.C2" office:value-type="string">
            <text:p text:style-name="P23">Line numbe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4">
            <text:p text:style-name="P23">4</text:p>
          </table:table-cell>
          <table:table-cell table:style-name="Таблица6.A2" office:value-type="float" office:value="1">
            <text:p text:style-name="P23">1</text:p>
          </table:table-cell>
          <table:table-cell table:style-name="Таблица6.C2" office:value-type="string">
            <text:p text:style-name="P23">erro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5">
            <text:p text:style-name="P23">5</text:p>
          </table:table-cell>
          <table:table-cell table:style-name="Таблица6.A2" office:value-type="float" office:value="1">
            <text:p text:style-name="P23">1</text:p>
          </table:table-cell>
          <table:table-cell table:style-name="Таблица6.C2" office:value-type="string">
            <text:p text:style-name="Table_20_Contents">numBuff</text:p>
          </table:table-cell>
          <table:table-cell table:style-name="Таблица6.D2" office:value-type="string">
            <text:p text:style-name="P23">0=DDRbufferA ; 1=DDRbufferB</text:p>
          </table:table-cell>
        </table:table-row>
        <table:table-row>
          <table:table-cell table:style-name="Таблица6.A2" office:value-type="float" office:value="6">
            <text:p text:style-name="P23">6</text:p>
          </table:table-cell>
          <table:table-cell table:style-name="Таблица6.A2" office:value-type="float" office:value="1">
            <text:p text:style-name="P23">1</text:p>
          </table:table-cell>
          <table:table-cell table:style-name="Таблица6.C2" office:value-type="string">
            <text:p text:style-name="P23">s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7">
            <text:p text:style-name="P23">7</text:p>
          </table:table-cell>
          <table:table-cell table:style-name="Таблица6.A2" office:value-type="float" office:value="1">
            <text:p text:style-name="P23">1</text:p>
          </table:table-cell>
          <table:table-cell table:style-name="Таблица6.C2" office:value-type="string">
            <text:p text:style-name="P23">e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9" office:value-type="string">
            <text:p text:style-name="P23">sum</text:p>
          </table:table-cell>
          <table:table-cell table:style-name="Таблица6.B9" table:formula="ooow:sum &lt;B2:B8&gt;" office:value-type="float" office:value="32">
            <text:p text:style-name="Table_20_Contents">32</text:p>
          </table:table-cell>
          <table:table-cell table:style-name="Таблица6.A9" office:value-type="string">
            <text:p text:style-name="Table_20_Contents"/>
          </table:table-cell>
          <table:table-cell table:style-name="Таблица6.D9" office:value-type="string">
            <text:p text:style-name="Table_20_Contents"/>
          </table:table-cell>
        </table:table-row>
      </table:table>
      <text:p text:style-name="P23"/>
      <text:h text:style-name="Heading_20_1" text:outline-level="1"/>
      <text:h text:style-name="P32" text:outline-level="1">Структура <text:span text:style-name="T6">передающего</text:span> <text:span text:style-name="T6">буфера в </text:span><text:span text:style-name="T1">LCD</text:span></text:h>
      <text:p text:style-name="P4">Буфер состоит из 3-х независимы блоков внутренней памяти.</text:p>
      <text:h text:style-name="Heading_20_2" text:outline-level="2">Внутренняя память <text:span text:style-name="T1">Y0 1024x32b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25">номер</text:p>
          </table:table-cell>
          <table:table-cell table:style-name="Таблица7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7.A1" office:value-type="string">
            <text:p text:style-name="Table_20_Contents">Название поля</text:p>
          </table:table-cell>
          <table:table-cell table:style-name="Таблица7.D1" office:value-type="string">
            <text:p text:style-name="Table_20_Contents">Комментарии</text:p>
          </table:table-cell>
        </table:table-row>
        <table:table-row>
          <table:table-cell table:style-name="Таблица7.A2" office:value-type="float" office:value="1">
            <text:p text:style-name="Table_20_Contents">1</text:p>
          </table:table-cell>
          <table:table-cell table:style-name="Таблица7.A2" office:value-type="float" office:value="1">
            <text:p text:style-name="Table_20_Contents">1</text:p>
          </table:table-cell>
          <table:table-cell table:style-name="Таблица7.C2" office:value-type="string">
            <text:p text:style-name="Table_20_Contents">Buff_<text:span text:style-name="T1">req</text:span>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2">
            <text:p text:style-name="Table_20_Contents">2</text:p>
          </table:table-cell>
          <table:table-cell table:style-name="Таблица7.A2" office:value-type="float" office:value="480">
            <text:p text:style-name="P23">480</text:p>
          </table:table-cell>
          <table:table-cell table:style-name="Таблица7.C2" office:value-type="string">
            <text:p text:style-name="P23">Buffer A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>
            <text:p text:style-name="P23"/>
          </table:table-cell>
          <table:table-cell table:style-name="Таблица7.A2" office:value-type="float" office:value="31">
            <text:p text:style-name="P23">31</text:p>
          </table:table-cell>
          <table:table-cell table:style-name="Таблица7.C2" office:value-type="string">
            <text:p text:style-name="P23">null</text:p>
          </table:table-cell>
          <table:table-cell table:style-name="Таблица7.D4" office:value-type="float" office:value="0">
            <text:p text:style-name="P23">0</text:p>
          </table:table-cell>
        </table:table-row>
        <table:table-row>
          <table:table-cell table:style-name="Таблица7.A2" office:value-type="float" office:value="5">
            <text:p text:style-name="P23">5</text:p>
          </table:table-cell>
          <table:table-cell table:style-name="Таблица7.A2" office:value-type="float" office:value="1">
            <text:p text:style-name="P23">1</text:p>
          </table:table-cell>
          <table:table-cell table:style-name="Таблица7.C2" office:value-type="string">
            <text:p text:style-name="P23">Buff_conf</text:p>
          </table:table-cell>
          <table:table-cell table:style-name="Таблица7.D4" office:value-type="float" office:value="0">
            <text:p text:style-name="P23">0</text:p>
          </table:table-cell>
        </table:table-row>
        <table:table-row>
          <table:table-cell table:style-name="Таблица7.A2" office:value-type="float" office:value="6">
            <text:p text:style-name="P23">6</text:p>
          </table:table-cell>
          <table:table-cell table:style-name="Таблица7.A2" office:value-type="float" office:value="480">
            <text:p text:style-name="P23">480</text:p>
          </table:table-cell>
          <table:table-cell table:style-name="Таблица7.C2" office:value-type="string">
            <text:p text:style-name="P23">Buffer B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9">
            <text:p text:style-name="P23">9</text:p>
          </table:table-cell>
          <table:table-cell table:style-name="Таблица7.A2" office:value-type="float" office:value="31">
            <text:p text:style-name="P23">31</text:p>
          </table:table-cell>
          <table:table-cell table:style-name="Таблица7.C2" office:value-type="string">
            <text:p text:style-name="P23">null</text:p>
          </table:table-cell>
          <table:table-cell table:style-name="Таблица7.D4" office:value-type="float" office:value="0">
            <text:p text:style-name="P23">0</text:p>
          </table:table-cell>
        </table:table-row>
        <table:table-row>
          <table:table-cell table:style-name="Таблица7.A8" office:value-type="string">
            <text:p text:style-name="P23">sum</text:p>
          </table:table-cell>
          <table:table-cell table:style-name="Таблица7.B8" table:formula="ooow:sum &lt;B2:B7&gt;" office:value-type="float" office:value="1024">
            <text:p text:style-name="P23">1024</text:p>
          </table:table-cell>
          <table:table-cell table:style-name="Таблица7.A8" office:value-type="string">
            <text:p text:style-name="P23"/>
          </table:table-cell>
          <table:table-cell table:style-name="Таблица7.D8" office:value-type="string">
            <text:p text:style-name="Table_20_Contents"/>
          </table:table-cell>
        </table:table-row>
      </table:table>
      <text:h text:style-name="Heading_20_2" text:outline-level="2">Внутренняя память <text:span text:style-name="T1">Y1 1024x32b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5">номер</text:p>
          </table:table-cell>
          <table:table-cell table:style-name="Таблица8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8.A1" office:value-type="string">
            <text:p text:style-name="Table_20_Contents">Название поля</text:p>
          </table:table-cell>
          <table:table-cell table:style-name="Таблица8.D1" office:value-type="string">
            <text:p text:style-name="Table_20_Contents">Комментарии</text:p>
          </table:table-cell>
        </table:table-row>
        <table:table-row>
          <table:table-cell table:style-name="Таблица8.A2" office:value-type="float" office:value="1">
            <text:p text:style-name="Table_20_Contents">1</text:p>
          </table:table-cell>
          <table:table-cell table:style-name="Таблица8.A2" office:value-type="float" office:value="1">
            <text:p text:style-name="Table_20_Contents">1</text:p>
          </table:table-cell>
          <table:table-cell table:style-name="Таблица8.C2" office:value-type="string">
            <text:p text:style-name="P23">null</text:p>
          </table:table-cell>
          <table:table-cell table:style-name="Таблица8.D2" office:value-type="float" office:value="0">
            <text:p text:style-name="P23">0</text:p>
          </table:table-cell>
        </table:table-row>
        <table:table-row>
          <table:table-cell table:style-name="Таблица8.A2" office:value-type="float" office:value="2">
            <text:p text:style-name="Table_20_Contents">2</text:p>
          </table:table-cell>
          <table:table-cell table:style-name="Таблица8.A2" office:value-type="float" office:value="480">
            <text:p text:style-name="P23">480</text:p>
          </table:table-cell>
          <table:table-cell table:style-name="Таблица8.C2" office:value-type="string">
            <text:p text:style-name="P23">Buffer A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>
            <text:p text:style-name="P23"/>
          </table:table-cell>
          <table:table-cell table:style-name="Таблица8.A2" office:value-type="float" office:value="31">
            <text:p text:style-name="P23">31</text:p>
          </table:table-cell>
          <table:table-cell table:style-name="Таблица8.C2" office:value-type="string">
            <text:p text:style-name="P23">null</text:p>
          </table:table-cell>
          <table:table-cell table:style-name="Таблица8.D2" office:value-type="float" office:value="0">
            <text:p text:style-name="P23">0</text:p>
          </table:table-cell>
        </table:table-row>
        <table:table-row>
          <table:table-cell table:style-name="Таблица8.A2" office:value-type="float" office:value="5">
            <text:p text:style-name="P23">5</text:p>
          </table:table-cell>
          <table:table-cell table:style-name="Таблица8.A2" office:value-type="float" office:value="1">
            <text:p text:style-name="P23">1</text:p>
          </table:table-cell>
          <table:table-cell table:style-name="Таблица8.C2" office:value-type="string">
            <text:p text:style-name="P23">null</text:p>
          </table:table-cell>
          <table:table-cell table:style-name="Таблица8.D2" office:value-type="float" office:value="0">
            <text:p text:style-name="P23">0</text:p>
          </table:table-cell>
        </table:table-row>
        <table:table-row>
          <table:table-cell table:style-name="Таблица8.A2" office:value-type="float" office:value="6">
            <text:p text:style-name="P23">6</text:p>
          </table:table-cell>
          <table:table-cell table:style-name="Таблица8.A2" office:value-type="float" office:value="480">
            <text:p text:style-name="P23">480</text:p>
          </table:table-cell>
          <table:table-cell table:style-name="Таблица8.C2" office:value-type="string">
            <text:p text:style-name="P23">Buffer B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 office:value-type="float" office:value="9">
            <text:p text:style-name="P23">9</text:p>
          </table:table-cell>
          <table:table-cell table:style-name="Таблица8.A2" office:value-type="float" office:value="31">
            <text:p text:style-name="P23">31</text:p>
          </table:table-cell>
          <table:table-cell table:style-name="Таблица8.C2" office:value-type="string">
            <text:p text:style-name="P23">null</text:p>
          </table:table-cell>
          <table:table-cell table:style-name="Таблица8.D2" office:value-type="float" office:value="0">
            <text:p text:style-name="P23">0</text:p>
          </table:table-cell>
        </table:table-row>
        <table:table-row>
          <table:table-cell table:style-name="Таблица8.A8" office:value-type="string">
            <text:p text:style-name="P23">sum</text:p>
          </table:table-cell>
          <table:table-cell table:style-name="Таблица8.B8" table:formula="ooow:sum &lt;B2:B7&gt;" office:value-type="float" office:value="1024">
            <text:p text:style-name="P23">1024</text:p>
          </table:table-cell>
          <table:table-cell table:style-name="Таблица8.A8" office:value-type="string">
            <text:p text:style-name="P23"/>
          </table:table-cell>
          <table:table-cell table:style-name="Таблица8.D8" office:value-type="string">
            <text:p text:style-name="Table_20_Contents"/>
          </table:table-cell>
        </table:table-row>
      </table:table>
      <text:h text:style-name="Heading_20_2" text:outline-level="2">Внутренняя память C<text:span text:style-name="T1">r/Cb 1024x32b</text:span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5">номер</text:p>
          </table:table-cell>
          <table:table-cell table:style-name="Таблица9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9.A1" office:value-type="string">
            <text:p text:style-name="Table_20_Contents">Название поля</text:p>
          </table:table-cell>
          <table:table-cell table:style-name="Таблица9.D1" office:value-type="string">
            <text:p text:style-name="Table_20_Contents">Комментарии</text:p>
          </table:table-cell>
        </table:table-row>
        <table:table-row>
          <table:table-cell table:style-name="Таблица9.A2" office:value-type="float" office:value="1">
            <text:p text:style-name="Table_20_Contents">1</text:p>
          </table:table-cell>
          <table:table-cell table:style-name="Таблица9.A2" office:value-type="float" office:value="1">
            <text:p text:style-name="Table_20_Contents">1</text:p>
          </table:table-cell>
          <table:table-cell table:style-name="Таблица9.C2" office:value-type="string">
            <text:p text:style-name="P23">null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2">
            <text:p text:style-name="Table_20_Contents">2</text:p>
          </table:table-cell>
          <table:table-cell table:style-name="Таблица9.A2" office:value-type="float" office:value="480">
            <text:p text:style-name="P23">480</text:p>
          </table:table-cell>
          <table:table-cell table:style-name="Таблица9.C2" office:value-type="string">
            <text:p text:style-name="P23">Buffer A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>
            <text:p text:style-name="P23"/>
          </table:table-cell>
          <table:table-cell table:style-name="Таблица9.A2" office:value-type="float" office:value="31">
            <text:p text:style-name="P23">31</text:p>
          </table:table-cell>
          <table:table-cell table:style-name="Таблица9.C2" office:value-type="string">
            <text:p text:style-name="P23">null</text:p>
          </table:table-cell>
          <table:table-cell table:style-name="Таблица9.D4" office:value-type="float" office:value="0">
            <text:p text:style-name="P23">0</text:p>
          </table:table-cell>
        </table:table-row>
        <table:table-row>
          <table:table-cell table:style-name="Таблица9.A2" office:value-type="float" office:value="5">
            <text:p text:style-name="P23">5</text:p>
          </table:table-cell>
          <table:table-cell table:style-name="Таблица9.A2" office:value-type="float" office:value="1">
            <text:p text:style-name="P23">1</text:p>
          </table:table-cell>
          <table:table-cell table:style-name="Таблица9.C2" office:value-type="string">
            <text:p text:style-name="P23">null</text:p>
          </table:table-cell>
          <table:table-cell table:style-name="Таблица9.D4" office:value-type="float" office:value="0">
            <text:p text:style-name="P23">0</text:p>
          </table:table-cell>
        </table:table-row>
        <table:table-row>
          <table:table-cell table:style-name="Таблица9.A2" office:value-type="float" office:value="6">
            <text:p text:style-name="P23">6</text:p>
          </table:table-cell>
          <table:table-cell table:style-name="Таблица9.A2" office:value-type="float" office:value="480">
            <text:p text:style-name="P23">480</text:p>
          </table:table-cell>
          <table:table-cell table:style-name="Таблица9.C2" office:value-type="string">
            <text:p text:style-name="P23">Buffer B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9">
            <text:p text:style-name="P23">9</text:p>
          </table:table-cell>
          <table:table-cell table:style-name="Таблица9.A2" office:value-type="float" office:value="31">
            <text:p text:style-name="P23">31</text:p>
          </table:table-cell>
          <table:table-cell table:style-name="Таблица9.C2" office:value-type="string">
            <text:p text:style-name="P23">null</text:p>
          </table:table-cell>
          <table:table-cell table:style-name="Таблица9.D4" office:value-type="float" office:value="0">
            <text:p text:style-name="P23">0</text:p>
          </table:table-cell>
        </table:table-row>
        <table:table-row>
          <table:table-cell table:style-name="Таблица9.A8" office:value-type="string">
            <text:p text:style-name="P23">sum</text:p>
          </table:table-cell>
          <table:table-cell table:style-name="Таблица9.B8" table:formula="ooow:sum &lt;B2:B7&gt;" office:value-type="float" office:value="1024">
            <text:p text:style-name="P23">1024</text:p>
          </table:table-cell>
          <table:table-cell table:style-name="Таблица9.A8" office:value-type="string">
            <text:p text:style-name="P23"/>
          </table:table-cell>
          <table:table-cell table:style-name="Таблица9.D8" office:value-type="string">
            <text:p text:style-name="Table_20_Contents"/>
          </table:table-cell>
        </table:table-row>
      </table:table>
      <text:p text:style-name="P23"/>
      <text:h text:style-name="P29" text:outline-level="2">Buff_req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5">номер</text:p>
          </table:table-cell>
          <table:table-cell table:style-name="Таблица10.A1" office:value-type="string">
            <text:p text:style-name="Table_20_Contents">Размер в <text:span text:style-name="T1">bits</text:span></text:p>
          </table:table-cell>
          <table:table-cell table:style-name="Таблица10.A1" office:value-type="string">
            <text:p text:style-name="Table_20_Contents">Название поля</text:p>
          </table:table-cell>
          <table:table-cell table:style-name="Таблица10.D1" office:value-type="string">
            <text:p text:style-name="Table_20_Contents">Комментарии</text:p>
          </table:table-cell>
        </table:table-row>
        <table:table-row>
          <table:table-cell table:style-name="Таблица10.A2" office:value-type="float" office:value="1">
            <text:p text:style-name="P23">1</text:p>
          </table:table-cell>
          <table:table-cell table:style-name="Таблица10.A2" office:value-type="float" office:value="16">
            <text:p text:style-name="P23">16</text:p>
          </table:table-cell>
          <table:table-cell table:style-name="Таблица10.C2" office:value-type="string">
            <text:p text:style-name="Table_20_Contents">status_signature</text:p>
          </table:table-cell>
          <table:table-cell table:style-name="Таблица10.D2" office:value-type="string">
            <text:p text:style-name="P23">0x428f</text:p>
          </table:table-cell>
        </table:table-row>
        <text:soft-page-break/>
        <table:table-row>
          <table:table-cell table:style-name="Таблица10.A2" office:value-type="float" office:value="2">
            <text:p text:style-name="P23">2</text:p>
          </table:table-cell>
          <table:table-cell table:style-name="Таблица10.A2" office:value-type="float" office:value="2">
            <text:p text:style-name="P23">2</text:p>
          </table:table-cell>
          <table:table-cell table:style-name="Таблица10.C2" office:value-type="string">
            <text:p text:style-name="P23">null</text:p>
          </table:table-cell>
          <table:table-cell table:style-name="Таблица10.D3" office:value-type="float" office:value="0">
            <text:p text:style-name="P23">0</text:p>
          </table:table-cell>
        </table:table-row>
        <table:table-row>
          <table:table-cell table:style-name="Таблица10.A2" office:value-type="float" office:value="3">
            <text:p text:style-name="P23">3</text:p>
          </table:table-cell>
          <table:table-cell table:style-name="Таблица10.A2" office:value-type="float" office:value="10">
            <text:p text:style-name="P23">10</text:p>
          </table:table-cell>
          <table:table-cell table:style-name="Таблица10.C2" office:value-type="string">
            <text:p text:style-name="P23">Line number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4">
            <text:p text:style-name="P23">4</text:p>
          </table:table-cell>
          <table:table-cell table:style-name="Таблица10.A2" office:value-type="float" office:value="1">
            <text:p text:style-name="P23">1</text:p>
          </table:table-cell>
          <table:table-cell table:style-name="Таблица10.C2" office:value-type="string">
            <text:p text:style-name="P23">null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5">
            <text:p text:style-name="P23">5</text:p>
          </table:table-cell>
          <table:table-cell table:style-name="Таблица10.A2" office:value-type="float" office:value="1">
            <text:p text:style-name="P23">1</text:p>
          </table:table-cell>
          <table:table-cell table:style-name="Таблица10.C2" office:value-type="string">
            <text:p text:style-name="Table_20_Contents">numBuff</text:p>
          </table:table-cell>
          <table:table-cell table:style-name="Таблица10.D2" office:value-type="string">
            <text:p text:style-name="P23">0=DDRbufferA ; 1=DDRbufferB</text:p>
          </table:table-cell>
        </table:table-row>
        <table:table-row>
          <table:table-cell table:style-name="Таблица10.A2" office:value-type="float" office:value="6">
            <text:p text:style-name="P23">6</text:p>
          </table:table-cell>
          <table:table-cell table:style-name="Таблица10.A2" office:value-type="float" office:value="1">
            <text:p text:style-name="P23">1</text:p>
          </table:table-cell>
          <table:table-cell table:style-name="Таблица10.C2" office:value-type="string">
            <text:p text:style-name="P23">s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7">
            <text:p text:style-name="P23">7</text:p>
          </table:table-cell>
          <table:table-cell table:style-name="Таблица10.A2" office:value-type="float" office:value="1">
            <text:p text:style-name="P23">1</text:p>
          </table:table-cell>
          <table:table-cell table:style-name="Таблица10.C2" office:value-type="string">
            <text:p text:style-name="P23">e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9" office:value-type="string">
            <text:p text:style-name="P23">sum</text:p>
          </table:table-cell>
          <table:table-cell table:style-name="Таблица10.B9" table:formula="ooow:sum &lt;B2:B8&gt;" office:value-type="float" office:value="32">
            <text:p text:style-name="Table_20_Contents">32</text:p>
          </table:table-cell>
          <table:table-cell table:style-name="Таблица10.A9" office:value-type="string">
            <text:p text:style-name="Table_20_Contents"/>
          </table:table-cell>
          <table:table-cell table:style-name="Таблица10.D9" office:value-type="string">
            <text:p text:style-name="Table_20_Contents"/>
          </table:table-cell>
        </table:table-row>
      </table:table>
      <text:p text:style-name="P23"/>
      <text:h text:style-name="P29" text:outline-level="2">Buff_conf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25">номер</text:p>
          </table:table-cell>
          <table:table-cell table:style-name="Таблица11.A1" office:value-type="string">
            <text:p text:style-name="Table_20_Contents">Размер в <text:span text:style-name="T1">bits</text:span></text:p>
          </table:table-cell>
          <table:table-cell table:style-name="Таблица11.A1" office:value-type="string">
            <text:p text:style-name="Table_20_Contents">Название поля</text:p>
          </table:table-cell>
          <table:table-cell table:style-name="Таблица11.D1" office:value-type="string">
            <text:p text:style-name="Table_20_Contents">Комментарии</text:p>
          </table:table-cell>
        </table:table-row>
        <table:table-row>
          <table:table-cell table:style-name="Таблица11.A2" office:value-type="float" office:value="1">
            <text:p text:style-name="P23">1</text:p>
          </table:table-cell>
          <table:table-cell table:style-name="Таблица11.A2" office:value-type="float" office:value="16">
            <text:p text:style-name="P23">16</text:p>
          </table:table-cell>
          <table:table-cell table:style-name="Таблица11.C2" office:value-type="string">
            <text:p text:style-name="Table_20_Contents">store1Request</text:p>
          </table:table-cell>
          <table:table-cell table:style-name="Таблица11.D2" office:value-type="string">
            <text:p text:style-name="P23"/>
          </table:table-cell>
        </table:table-row>
        <table:table-row>
          <table:table-cell table:style-name="Таблица11.A2" office:value-type="float" office:value="2">
            <text:p text:style-name="P23">2</text:p>
          </table:table-cell>
          <table:table-cell table:style-name="Таблица11.A2" office:value-type="float" office:value="16">
            <text:p text:style-name="P23">16</text:p>
          </table:table-cell>
          <table:table-cell table:style-name="Таблица11.C2" office:value-type="string">
            <text:p text:style-name="P23">store0Request</text:p>
          </table:table-cell>
          <table:table-cell table:style-name="Таблица11.D3">
            <text:p text:style-name="P23"/>
          </table:table-cell>
        </table:table-row>
        <table:table-row>
          <table:table-cell table:style-name="Таблица11.A4" office:value-type="string">
            <text:p text:style-name="P23">sum</text:p>
          </table:table-cell>
          <table:table-cell table:style-name="Таблица11.B4" table:formula="ooow:sum &lt;B2:B3&gt;" office:value-type="float" office:value="32">
            <text:p text:style-name="Table_20_Contents">32</text:p>
          </table:table-cell>
          <table:table-cell table:style-name="Таблица11.A4" office:value-type="string">
            <text:p text:style-name="Table_20_Contents"/>
          </table:table-cell>
          <table:table-cell table:style-name="Таблица11.D4" office:value-type="string">
            <text:p text:style-name="Table_20_Contents"/>
          </table:table-cell>
        </table:table-row>
      </table:table>
      <text:p text:style-name="P23"/>
      <text:h text:style-name="Heading_20_1" text:outline-level="1">Структура внутренней <text:span text:style-name="T1">DDR </text:span>памяти <text:span text:style-name="T1">GW2AR</text:span></text:h>
      <text:p text:style-name="P4">Внутренняя память <text:span text:style-name="T1">GW2AR </text:span>содержит <text:span text:style-name="T1">DDR </text:span>64<text:span text:style-name="T1">Mb</text:span></text:p>
      <text:p text:style-name="P4">память делится на два видео буфера размером 1048576*32<text:span text:style-name="T1">b</text:span>(<text:span text:style-name="T1">DDRbuffer</text:span>)<text:span text:style-name="T1">.</text:span></text:p>
      <text:p text:style-name="P4">Каждый видео буфер делится <text:s/>на 4096 блоков по 256*32<text:span text:style-name="T1">b</text:span>(<text:span text:style-name="T1">DDRblock). </text:span>Это сделано для оптимизации скорости работы с <text:span text:style-name="T1">DDR</text:span> </text:p>
      <text:p text:style-name="P1">Eth <text:span text:style-name="T6">пакет формата </text:span>ProteiEth_FHD<text:span text:style-name="T6"> содержит 1920*3*8</text:span>b <text:span text:style-name="T6">=46080</text:span>b <text:span text:style-name="T6">видео информации и помещается в 6, находящихся рядом <text:s/></text:span>DDRblock<text:span text:style-name="T6">-ов </text:span>6*256*32b=49152b<text:span text:style-name="T6">. </text:span></text:p>
      <text:p text:style-name="P1"><text:span text:style-name="T6">В конце каждого 6-ого </text:span>DDRblock<text:span text:style-name="T6">-а остается пустое место </text:span>3072b<text:span text:style-name="T6">. </text:span></text:p>
      <text:p text:style-name="P1"><text:span text:style-name="T6">В конце каждого </text:span>DDRbuffer-<text:span text:style-name="T6">а остается пустое место 856*256*32</text:span>b=7012352b<text:span text:style-name="T6">. </text:span></text:p>
      <text:p text:style-name="P4">Предполагается, что где-то там будет хранится звуковая дорожка для текущего видео фрейма 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Table_20_Contents">Длина поля в <text:s text:c="2"/><text:span text:style-name="T1">DDRblock</text:span><text:span text:style-name="T6">-ах</text:span></text:p>
          </table:table-cell>
          <table:table-cell table:style-name="Таблица2.A1" office:value-type="string">
            <text:p text:style-name="Table_20_Contents">Номер видеостроки</text:p>
          </table:table-cell>
          <table:table-cell table:style-name="Таблица2.D1" office:value-type="string">
            <text:p text:style-name="P25">Line number</text:p>
          </table:table-cell>
        </table:table-row>
        <table:table-row>
          <table:table-cell table:style-name="Таблица2.A1" table:number-rows-spanned="5" office:value-type="string">
            <text:p text:style-name="P1">DDRbuffer A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4">1+2</text:p>
          </table:table-cell>
          <table:table-cell table:style-name="Таблица2.D2" office:value-type="string">
            <text:p text:style-name="P23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3">0x0002</text:p>
          </table:table-cell>
        </table:table-row>
        <table:table-row>
          <table:covered-table-cell/>
          <table:table-cell table:style-name="Таблица2.B4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3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Table_20_Contents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1" table:number-rows-spanned="5" office:value-type="string">
            <text:p text:style-name="P1">DDRbuffer B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4">1+2</text:p>
          </table:table-cell>
          <table:table-cell table:style-name="Таблица2.D2" office:value-type="string">
            <text:p text:style-name="P23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3">0x0002</text:p>
          </table:table-cell>
        </table:table-row>
        <table:table-row>
          <table:covered-table-cell/>
          <table:table-cell table:style-name="Таблица2.A1" office:value-type="string">
            <text:p text:style-name="Table_20_Contents">...</text:p>
          </table:table-cell>
          <table:table-cell table:style-name="Таблица2.A1" office:value-type="string">
            <text:p text:style-name="Table_20_Contents">...</text:p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3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P23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4"><text:soft-page-break/></text:p>
      <text:h text:style-name="P30" text:outline-level="2">Алгоритм выбора активного DDRbuffer</text:h>
      <text:p text:style-name="Text_20_body"><text:span text:style-name="T6">При старте в оба </text:span><text:span text:style-name="T1">DDRbuffer</text:span><text:span text:style-name="T6">-а прописываются 0</text:span><text:span text:style-name="T1">x5a5a5a5a, </text:span><text:span text:style-name="T6">что в </text:span><text:span text:style-name="T1">YCC </text:span><text:span text:style-name="T6">соответствует зеленому цвету.</text:span></text:p>
      <text:p text:style-name="P1"><text:span text:style-name="T6">переменной </text:span>DDRbufferWrite <text:span text:style-name="T6">присваивается признак <text:s/></text:span>DDRbufferA</text:p>
      <text:p text:style-name="P1"><text:span text:style-name="T6">переменной </text:span>DDRbufferRead <text:span text:style-name="T6">присваивается признак <text:s/></text:span>DDRbufferB</text:p>
      <text:p text:style-name="P4">После того как произошло событие «получены все пакеты(Line number) для фрейма(<text:span text:style-name="T1">Frame number</text:span>)» переменной <text:span text:style-name="T1">DDRbufferWrite <text:s/></text:span>присваивается противоположный признак(<text:span text:style-name="T1">DDRbufferA/B)</text:span></text:p>
      <text:p text:style-name="P4">После того как произошло событие «<text:span text:style-name="T1">LCD </text:span>передал весь фрейм»<text:span text:style-name="T1"> переменной</text:span> <text:span text:style-name="T1">DDRbufferRead <text:s/></text:span>присваивается противоположный <text:span text:style-name="T1">DDRbufferWrite</text:span> признак(<text:span text:style-name="T1">DDRbufferA/B)</text:span></text:p>
      <text:p text:style-name="P4">Так как запись происходит со скоростью 30<text:span text:style-name="T1">fps </text:span>а чтение со скоростью 60 <text:span text:style-name="T1">fps, </text:span>то тиринга при таком алгоритме не будет ни при каких условиях.</text:p>
      <text:h text:style-name="Heading_20_2" text:outline-level="2"><text:span text:style-name="T6">Алгоритм записи видеофрейма в </text:span><text:span text:style-name="T1">DDRbufferWrite</text:span></text:h>
      <text:p text:style-name="P4">принятый пакет формата <text:span text:style-name="T1">ProteiEth_FHD </text:span>записывается начиная с адреса, который вычисляется по формуле <text:span text:style-name="T5">Line number*</text:span><text:span text:style-name="T15">6*256 </text:span><text:span text:style-name="T13"><text:s/></text:span></text:p>
      <text:p text:style-name="P4"><text:span text:style-name="T13">Запись производится за 6 </text:span><text:span text:style-name="T3">DDR </text:span><text:span text:style-name="T13">транзакций длиной 256</text:span><text:span text:style-name="T3"> </text:span><text:span text:style-name="T13">слов(32</text:span><text:span text:style-name="T3">b</text:span><text:span text:style-name="T13">).</text:span></text:p>
      <text:p text:style-name="P4"><text:span text:style-name="T13">Тактовая частота </text:span><text:span text:style-name="T3">DDR = 175MHz</text:span></text:p>
      <text:p text:style-name="P4"><text:span text:style-name="T13">Запись видео потока </text:span><text:span text:style-name="T3">YCC420 8b FHD 30fps </text:span><text:span text:style-name="T13">занимает </text:span><text:span text:style-name="T14">15%</text:span><text:span text:style-name="T13"> полосы пропускания </text:span><text:span text:style-name="T3">DDR</text:span></text:p>
      <text:p text:style-name="P4"><text:span text:style-name="T13"><text:s/>(1/175000000)*((256+2)*6+32)*540*30=</text:span><text:span text:style-name="T14">0,15</text:span><text:span text:style-name="T13"> </text:span></text:p>
      <text:h text:style-name="Heading_20_2" text:outline-level="2"><text:span text:style-name="T6">Алгоритм чтения видео фрейма из </text:span><text:span text:style-name="T1">DDRbufferRead</text:span></text:h>
      <text:p text:style-name="P4"><text:span text:style-name="T13">Запросы на чтение 2-х строчек видео фрейма инициирует </text:span><text:span text:style-name="T3">LCD </text:span><text:span text:style-name="T13">модуль.</text:span></text:p>
      <text:p text:style-name="P49">Запрос содержит номер строки</text:p>
      <text:p text:style-name="P4"><text:span text:style-name="T13">Адрес по которому хранятся в </text:span><text:span text:style-name="T3">DDRbuffer-</text:span><text:span text:style-name="T13">е </text:span><text:span text:style-name="T3">2</text:span><text:span text:style-name="T13"> видео строки вычисляется <text:s/>по </text:span><text:a xlink:type="simple" xlink:href="#5.1.Алгоритм записи видеофрейма в DDRbuffer|outline" text:style-name="Internet_20_link" text:visited-style-name="Visited_20_Internet_20_Link">формуле</text:a><text:span text:style-name="T13"> описанной в разделе «Алгоритм записи видеофрейма в DDRbuffer»</text:span></text:p>
      <text:p text:style-name="P4"><text:span text:style-name="T13">Чтение производится за 6 </text:span><text:span text:style-name="T3">DDR </text:span><text:span text:style-name="T13">транзакций длиной 256</text:span><text:span text:style-name="T3"> </text:span><text:span text:style-name="T13">слов(32</text:span><text:span text:style-name="T3">b</text:span><text:span text:style-name="T13">).</text:span></text:p>
      <text:p text:style-name="P1"><text:span text:style-name="T7">Тактовая частота </text:span><text:span text:style-name="T13">DDR = 175MHz</text:span></text:p>
      <text:p text:style-name="P1"><text:span text:style-name="T13">LCD </text:span><text:span text:style-name="T7">модуль работает на частоте 60</text:span><text:span text:style-name="T13">fps</text:span></text:p>
      <text:p text:style-name="P4"><text:span text:style-name="T13">Чтение видео потока </text:span><text:span text:style-name="T3">YCC420 8b FHD </text:span><text:span text:style-name="T13">6</text:span><text:span text:style-name="T3">0fps </text:span><text:span text:style-name="T13">занимает 30</text:span><text:span text:style-name="T14">%</text:span><text:span text:style-name="T13"> полосы пропускания </text:span><text:span text:style-name="T3">DDR</text:span></text:p>
      <text:p text:style-name="P4"><text:span text:style-name="T3"><text:s/>(1/175000000)*((256+2)*6+32)*540*</text:span><text:span text:style-name="T13">6</text:span><text:span text:style-name="T3">0=</text:span><text:span text:style-name="T4">0,</text:span><text:span text:style-name="T14">30</text:span></text:p>
      <text:p text:style-name="P47"/>
      <text:p text:style-name="P47"/>
      <text:h text:style-name="P32" text:outline-level="1">Видео преобразования</text:h>
      <text:p text:style-name="P4"/>
      <text:h text:style-name="Heading_20_2" text:outline-level="2">YCC420 =&gt;YCC444</text:h>
      <text:p text:style-name="Text_20_body"/>
      <text:h text:style-name="Heading_20_2" text:outline-level="2">Scaling 1:2</text:h>
      <text:p text:style-name="Text_20_body"/>
      <text:h text:style-name="Heading_20_2" text:outline-level="2">YCC444=&gt;RGB444</text:h>
      <text:p text:style-name="Text_20_body"/>
      <text:h text:style-name="Heading_20_1" text:outline-level="1">Grafics controller</text:h>
      <text:p text:style-name="P3">Добавляет в видеопоток дополнительную графическую информацию</text:p>
      <text:list xml:id="list5196323181899949190" text:style-name="L3">
        <text:list-item>
          <text:p text:style-name="P51">ошибки от системы в реальном времени</text:p>
        </text:list-item>
        <text:list-item>
          <text:p text:style-name="P51"><office:annotation office:name="__Annotation__542_253945017"><dc:creator>Oleg Starokaznikov</dc:creator><dc:date>2023-07-13T14:08:45.23</dc:date><text:p text:style-name="P53"><text:span text:style-name="T16">Отсутствует в данной версии</text:span></text:p></office:annotation>индикация нажатия тачпада<office:annotation-end office:name="__Annotation__542_253945017"/></text:p>
        </text:list-item>
        <text:list-item>
          <text:p text:style-name="P50"><office:annotation office:name="__Annotation__7498_802380751"><dc:creator>Oleg Starokaznikov</dc:creator><dc:date>2023-02-27T15:58:01.23</dc:date><text:p text:style-name="P53"><text:span text:style-name="T16">Реализовано начиная с версии 0х09010107</text:span></text:p></office:annotation><text:span text:style-name="T12">текст</text:span><office:annotation-end office:name="__Annotation__7498_802380751"/></text:p>
        </text:list-item>
      </text:list>
      <text:p text:style-name="P4"><text:span text:style-name="T11">Описание контроллера является отдельной документацией и находится тут: </text:span><text:a xlink:type="simple" xlink:href="file://backup/hardware/Debug/corundgw/grafics.pdf" text:style-name="Internet_20_link" text:visited-style-name="Visited_20_Internet_20_Link">\\backup\hardware\Debug\corundgw\grafics.pdf</text:a></text:p>
      <text:p text:style-name="P4"/>
      <text:h text:style-name="Heading_20_2" text:outline-level="2">Отображение графической информации на экране видоискателя</text:h>
      <text:p text:style-name="P3">Устройство отображает …</text:p>
      <text:p text:style-name="P3"/>
      <text:p text:style-name="P3"/>
      <text:p text:style-name="P3"/>
      <text:h text:style-name="P31" text:outline-level="2">Ошибки от видоискателя в реальном времени</text:h>
      <text:p text:style-name="P3">Устройство отображает в заданной зоне экрана состояние и ошибки устройства</text:p>
      <text:p text:style-name="P3">Группа А — содержит текущее состояние. Мигание зеленым цветом со скважностью 0,5 и периодом 1сек говорит о том, что состояние активно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7">номер</text:p>
          </table:table-cell>
          <table:table-cell table:style-name="Таблица3.A1" office:value-type="string">
            <text:p text:style-name="P27">имя</text:p>
          </table:table-cell>
          <table:table-cell table:style-name="Таблица3.C1" office:value-type="string">
            <text:p text:style-name="P27">комментарии</text:p>
          </table:table-cell>
        </table:table-row>
        <table:table-row>
          <table:table-cell table:style-name="Таблица3.A2" office:value-type="float" office:value="0">
            <text:p text:style-name="P27">0</text:p>
          </table:table-cell>
          <table:table-cell table:style-name="Таблица3.B2" office:value-type="string">
            <text:p text:style-name="P27">sdrampll_lock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float" office:value="1">
            <text:p text:style-name="P27">1</text:p>
          </table:table-cell>
          <table:table-cell table:style-name="Таблица3.B2" office:value-type="string">
            <text:p text:style-name="P27">lcd_lock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float" office:value="2">
            <text:p text:style-name="P27">2</text:p>
          </table:table-cell>
          <table:table-cell table:style-name="Таблица3.B2" office:value-type="string">
            <text:p text:style-name="P27">eth0 link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 office:value-type="float" office:value="3">
            <text:p text:style-name="P27">3</text:p>
          </table:table-cell>
          <table:table-cell table:style-name="Таблица3.B2" office:value-type="string">
            <text:p text:style-name="P27">eth0 video</text:p>
          </table:table-cell>
          <table:table-cell table:style-name="Таблица3.C2" office:value-type="string">
            <text:p text:style-name="P27"/>
          </table:table-cell>
        </table:table-row>
        <table:table-row>
          <table:table-cell table:style-name="Таблица3.A2">
            <text:p text:style-name="P27"/>
          </table:table-cell>
          <table:table-cell table:style-name="Таблица3.B2" office:value-type="string">
            <text:p text:style-name="P27"/>
          </table:table-cell>
          <table:table-cell table:style-name="Таблица3.C2" office:value-type="string">
            <text:p text:style-name="P27"/>
          </table:table-cell>
        </table:table-row>
      </table:table>
      <text:p text:style-name="P3"/>
      <text:p text:style-name="P3">Группа <text:span text:style-name="T1">B</text:span> — содержит факт нарушения. <text:s/>Мигание красным цветом со скважностью 0,5 и периодом 2 сек говорит о том, что <text:s/>факт нарушения приходит чаще чем 1 раз в 2 сек.</text:p>
      <text:p text:style-name="P3">Однократная засветка красным цветом в течение 1 сек говорит об одиночном факте наруше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7">номер</text:p>
          </table:table-cell>
          <table:table-cell table:style-name="Таблица4.A1" office:value-type="string">
            <text:p text:style-name="P27">имя</text:p>
          </table:table-cell>
          <table:table-cell table:style-name="Таблица4.C1" office:value-type="string">
            <text:p text:style-name="P27">комментарии</text:p>
          </table:table-cell>
        </table:table-row>
        <table:table-row>
          <table:table-cell table:style-name="Таблица4.A2" office:value-type="float" office:value="0">
            <text:p text:style-name="P27">0</text:p>
          </table:table-cell>
          <table:table-cell table:style-name="Таблица4.B2" office:value-type="string">
            <text:p text:style-name="P27">RXETH: video packet crc32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 office:value-type="float" office:value="1">
            <text:p text:style-name="P27">1</text:p>
          </table:table-cell>
          <table:table-cell table:style-name="Таблица4.B2" office:value-type="string">
            <text:p text:style-name="P27">RXETH: video packet frame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 office:value-type="float" office:value="2">
            <text:p text:style-name="P27">2</text:p>
          </table:table-cell>
          <table:table-cell table:style-name="Таблица4.B2" office:value-type="string">
            <text:p text:style-name="P27">RXETH: video packet len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 office:value-type="float" office:value="3">
            <text:p text:style-name="P27">3</text:p>
          </table:table-cell>
          <table:table-cell table:style-name="Таблица4.B2" office:value-type="string">
            <text:p text:style-name="P27">RXETH: video packet sequence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 office:value-type="float" office:value="4">
            <text:p text:style-name="P27">4</text:p>
          </table:table-cell>
          <table:table-cell table:style-name="Таблица4.B2" office:value-type="string">
            <text:p text:style-name="P27">GPU: video signature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 office:value-type="float" office:value="5">
            <text:p text:style-name="P27">5</text:p>
          </table:table-cell>
          <table:table-cell table:style-name="Таблица4.B2" office:value-type="string">
            <text:p text:style-name="P27">GPU: video sequence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 office:value-type="float" office:value="6">
            <text:p text:style-name="P27">6</text:p>
          </table:table-cell>
          <table:table-cell table:style-name="Таблица4.B2" office:value-type="string">
            <text:p text:style-name="P27">sdram wrd_ack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 office:value-type="float" office:value="7">
            <text:p text:style-name="P27">7</text:p>
          </table:table-cell>
          <table:table-cell table:style-name="Таблица4.B2" office:value-type="string">
            <text:p text:style-name="P27">sdram read timeout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B2" office:value-type="string">
            <text:p text:style-name="P27">8</text:p>
          </table:table-cell>
          <table:table-cell table:style-name="Таблица4.B2" office:value-type="string">
            <text:p text:style-name="P27">LCD: video sequence error</text:p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>
            <text:p text:style-name="P27"/>
          </table:table-cell>
          <table:table-cell table:style-name="Таблица4.B2" office:value-type="string">
            <text:p text:style-name="P27"/>
          </table:table-cell>
          <table:table-cell table:style-name="Таблица4.C2" office:value-type="string">
            <text:p text:style-name="P27"/>
          </table:table-cell>
        </table:table-row>
        <table:table-row>
          <table:table-cell table:style-name="Таблица4.A2">
            <text:p text:style-name="P27"/>
          </table:table-cell>
          <table:table-cell table:style-name="Таблица4.B2" office:value-type="string">
            <text:p text:style-name="P27"/>
          </table:table-cell>
          <table:table-cell table:style-name="Таблица4.C2" office:value-type="string">
            <text:p text:style-name="P27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2-10-10T13:13:34.19</meta:creation-date>
    <dc:date>2023-08-14T14:51:09.18</dc:date>
    <dc:creator>Oleg Starokaznikov</dc:creator>
    <meta:editing-duration>P1DT9H25M55S</meta:editing-duration>
    <meta:editing-cycles>76</meta:editing-cycles>
    <meta:generator>OpenOffice/4.1.11$Win32 OpenOffice.org_project/4111m1$Build-9808</meta:generator>
    <meta:document-statistic meta:table-count="13" meta:image-count="0" meta:object-count="0" meta:page-count="13" meta:paragraph-count="460" meta:word-count="1614" meta:character-count="10564"/>
  </office:meta>
</office:document-meta>
</file>